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1e2218" officeooo:paragraph-rsid="001e2218"/>
    </style:style>
    <style:style style:name="P2" style:family="paragraph" style:parent-style-name="Text_20_body">
      <style:text-properties officeooo:rsid="001e2218" officeooo:paragraph-rsid="001e2218"/>
    </style:style>
    <style:style style:name="P3" style:family="paragraph" style:parent-style-name="Text_20_body">
      <style:text-properties officeooo:rsid="0025d17e" officeooo:paragraph-rsid="0025d17e"/>
    </style:style>
    <style:style style:name="P4" style:family="paragraph" style:parent-style-name="Text_20_body">
      <style:text-properties officeooo:rsid="002d29ed" officeooo:paragraph-rsid="002d29ed"/>
    </style:style>
    <style:style style:name="P5" style:family="paragraph" style:parent-style-name="Text_20_body" style:list-style-name="L1">
      <style:text-properties fo:font-weight="bold" officeooo:rsid="001e2218" officeooo:paragraph-rsid="001e2218" style:font-weight-asian="bold" style:font-weight-complex="bold"/>
    </style:style>
    <style:style style:name="P6" style:family="paragraph" style:parent-style-name="Text_20_body" style:list-style-name="L2">
      <style:text-properties officeooo:rsid="001e2218" officeooo:paragraph-rsid="001e2218"/>
    </style:style>
    <style:style style:name="P7" style:family="paragraph" style:parent-style-name="Text_20_body" style:list-style-name="L3">
      <style:text-properties officeooo:rsid="001e2218" officeooo:paragraph-rsid="001e2218"/>
    </style:style>
    <style:style style:name="P8" style:family="paragraph" style:parent-style-name="Text_20_body" style:list-style-name="L1">
      <style:text-properties officeooo:rsid="001e2218" officeooo:paragraph-rsid="001e2218"/>
    </style:style>
    <style:style style:name="P9" style:family="paragraph" style:parent-style-name="Text_20_body" style:list-style-name="L4">
      <style:text-properties officeooo:rsid="001e2218" officeooo:paragraph-rsid="001e2218"/>
    </style:style>
    <style:style style:name="P10" style:family="paragraph" style:parent-style-name="Text_20_body" style:list-style-name="L3">
      <style:text-properties officeooo:rsid="001fe089" officeooo:paragraph-rsid="001fe089"/>
    </style:style>
    <style:style style:name="P11" style:family="paragraph" style:parent-style-name="Text_20_body" style:list-style-name="L4">
      <style:text-properties officeooo:rsid="0025d17e" officeooo:paragraph-rsid="0025d17e"/>
    </style:style>
    <style:style style:name="P12" style:family="paragraph" style:parent-style-name="Text_20_body" style:list-style-name="L4">
      <style:text-properties officeooo:rsid="0027823c" officeooo:paragraph-rsid="0027823c"/>
    </style:style>
    <style:style style:name="P13" style:family="paragraph" style:parent-style-name="Text_20_body" style:list-style-name="L4">
      <style:text-properties officeooo:rsid="002d29ed" officeooo:paragraph-rsid="002d29ed"/>
    </style:style>
    <style:style style:name="P14" style:family="paragraph" style:parent-style-name="Text_20_body" style:list-style-name="L4">
      <style:text-properties fo:font-style="normal" style:text-underline-style="none" fo:font-weight="normal" officeooo:rsid="001e2218" officeooo:paragraph-rsid="001e2218" style:font-style-asian="normal" style:font-weight-asian="normal" style:font-style-complex="normal" style:font-weight-complex="normal"/>
    </style:style>
    <style:style style:name="P15" style:family="paragraph" style:parent-style-name="Text_20_body" style:list-style-name="L2">
      <style:text-properties style:text-underline-style="none" officeooo:rsid="001e2218" officeooo:paragraph-rsid="001e2218"/>
    </style:style>
    <style:style style:name="P16" style:family="paragraph" style:parent-style-name="Text_20_body" style:list-style-name="L3">
      <style:text-properties style:text-underline-style="none" officeooo:rsid="001e2218" officeooo:paragraph-rsid="001e2218"/>
    </style:style>
    <style:style style:name="T1" style:family="text">
      <style:text-properties officeooo:rsid="002561da"/>
    </style:style>
    <style:style style:name="T2" style:family="text">
      <style:text-properties officeooo:rsid="002a4ac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eting minutes project</text:p>
      <text:p text:style-name="P2"/>
      <text:list xml:id="list21883212" text:style-name="L1">
        <text:list-item>
          <text:p text:style-name="P5">Preparar agenda:</text:p>
        </text:list-item>
      </text:list>
      <text:list xml:id="list1507599540" text:style-name="L2">
        <text:list-item>
          <text:list>
            <text:list-item>
              <text:p text:style-name="P6">Crear reuniones periódicas.</text:p>
            </text:list-item>
            <text:list-item>
              <text:p text:style-name="P6">Invitar usuarios externos.</text:p>
            </text:list-item>
            <text:list-item>
              <text:p text:style-name="P6">Especificar participantes y sus roles.</text:p>
            </text:list-item>
            <text:list-item>
              <text:p text:style-name="P15">Rellenar los temas de la <text:span text:style-name="T2">reunión</text:span>.</text:p>
            </text:list-item>
            <text:list-item>
              <text:p text:style-name="P6">Establecer temas recurrentes.</text:p>
            </text:list-item>
            <text:list-item>
              <text:p text:style-name="P15">Enviar agenda a los participantes y los usuarios invitados.</text:p>
            </text:list-item>
          </text:list>
        </text:list-item>
      </text:list>
      <text:p text:style-name="P2"/>
      <text:list xml:id="list123127068522388" text:continue-list="list21883212" text:style-name="L1">
        <text:list-item>
          <text:p text:style-name="P5">Generar actas:</text:p>
        </text:list-item>
      </text:list>
      <text:list xml:id="list3672386855" text:style-name="L3">
        <text:list-item>
          <text:list>
            <text:list-item>
              <text:p text:style-name="P7">Marcar los asistentes.</text:p>
            </text:list-item>
            <text:list-item>
              <text:p text:style-name="P7">Añadir tareas y sus responsables.</text:p>
            </text:list-item>
            <text:list-item>
              <text:p text:style-name="P16">Añadir información a los temas.</text:p>
            </text:list-item>
            <text:list-item>
              <text:p text:style-name="P7">Añadir etiquetas como “Decisión” a los temas.</text:p>
            </text:list-item>
            <text:list-item>
              <text:p text:style-name="P16">Adjuntar archivos.</text:p>
            </text:list-item>
            <text:list-item>
              <text:p text:style-name="P10">Cerrar temas.</text:p>
            </text:list-item>
            <text:list-item>
              <text:p text:style-name="P10">Cerrar tareas.</text:p>
            </text:list-item>
            <text:list-item>
              <text:p text:style-name="P7">Enviar actas y tareas vía <text:span text:style-name="T1">e</text:span>mail.</text:p>
            </text:list-item>
            <text:list-item>
              <text:p text:style-name="P7">Imprimir actas.</text:p>
            </text:list-item>
          </text:list>
        </text:list-item>
      </text:list>
      <text:p text:style-name="P2"/>
      <text:list xml:id="list123127216945346" text:continue-list="list123127068522388" text:style-name="L1">
        <text:list-item>
          <text:p text:style-name="P8">Seguimiento de los temas:</text:p>
        </text:list-item>
      </text:list>
      <text:list xml:id="list825351488" text:style-name="L4">
        <text:list-item>
          <text:list>
            <text:list-item>
              <text:p text:style-name="P9">Las tareas abiertas se mostrarán en la próxima reunión.</text:p>
            </text:list-item>
            <text:list-item>
              <text:p text:style-name="P9">Temas no cerrados se mostrarán en la próxima reunión.</text:p>
            </text:list-item>
            <text:list-item>
              <text:p text:style-name="P9">Búsqueda de todos los temas tratados.</text:p>
            </text:list-item>
            <text:list-item>
              <text:p text:style-name="P9">Búsqueda de temas por etiquetas.</text:p>
            </text:list-item>
            <text:list-item>
              <text:p text:style-name="P14">Añadir información de seguimiento a temas ya tratados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3"><text:soft-page-break/>Tecnologías</text:p>
      <text:p text:style-name="P4">Backend</text:p>
      <text:list xml:id="list123127501013224" text:continue-numbering="true" text:style-name="L4">
        <text:list-item>
          <text:list>
            <text:list-item>
              <text:p text:style-name="P11">Java</text:p>
            </text:list-item>
            <text:list-item>
              <text:p text:style-name="P11">Spring Boot</text:p>
            </text:list-item>
            <text:list-item>
              <text:p text:style-name="P11">Spring MVC</text:p>
            </text:list-item>
            <text:list-item>
              <text:p text:style-name="P11">Hibernate</text:p>
            </text:list-item>
            <text:list-item>
              <text:p text:style-name="P11">JPA</text:p>
            </text:list-item>
            <text:list-item>
              <text:p text:style-name="P11">MySQL</text:p>
            </text:list-item>
          </text:list>
        </text:list-item>
      </text:list>
      <text:p text:style-name="P4">Frontend</text:p>
      <text:list xml:id="list123126259500103" text:continue-numbering="true" text:style-name="L4">
        <text:list-item>
          <text:list>
            <text:list-item>
              <text:p text:style-name="P12">Angular</text:p>
            </text:list-item>
            <text:list-item>
              <text:p text:style-name="P13">HTML</text:p>
            </text:list-item>
            <text:list-item>
              <text:p text:style-name="P13">Bootstrap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9T12:25:46.339175635</meta:creation-date>
    <dc:date>2020-03-13T12:31:22.564000000</dc:date>
    <meta:editing-duration>PT7H33M3S</meta:editing-duration>
    <meta:editing-cycles>14</meta:editing-cycles>
    <meta:generator>LibreOffice/6.4.0.3$Windows_X86_64 LibreOffice_project/b0a288ab3d2d4774cb44b62f04d5d28733ac6df8</meta:generator>
    <meta:document-statistic meta:table-count="0" meta:image-count="0" meta:object-count="0" meta:page-count="2" meta:paragraph-count="36" meta:word-count="157" meta:character-count="867" meta:non-whitespace-character-count="778"/>
  </office:meta>
</office:document-meta>
</file>